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Open Sans',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92476" officeooo:paragraph-rsid="00192476"/>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language="en" fo:country="US" officeooo:rsid="00192476" officeooo:paragraph-rsid="00192476"/>
    </style:style>
    <style:style style:name="P3" style:family="paragraph" style:parent-style-name="Standard" style:master-page-name="">
      <loext:graphic-properties draw:fill="none"/>
      <style:paragraph-properties fo:margin-left="0in" fo:margin-right="0in" fo:text-indent="0.5in" style:auto-text-indent="false" style:page-number="auto" fo:background-color="transparent"/>
      <style:text-properties fo:language="ru" fo:country="RU" officeooo:paragraph-rsid="002cc588"/>
    </style:style>
    <style:style style:name="P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2pt" fo:language="en" fo:country="US" officeooo:rsid="00192476" officeooo:paragraph-rsid="0033855a" style:font-size-asian="12pt" style:font-size-complex="12pt"/>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1ab589" officeooo:paragraph-rsid="001ab589"/>
    </style:style>
    <style:style style:name="P6"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language="ru" fo:country="RU" officeooo:rsid="001ab589" officeooo:paragraph-rsid="001ab589"/>
    </style:style>
    <style:style style:name="P7" style:family="paragraph" style:parent-style-name="Standard">
      <loext:graphic-properties draw:fill="none"/>
      <style:paragraph-properties fo:margin-left="0in" fo:margin-right="0in" fo:text-indent="0.5in" style:auto-text-indent="false" fo:background-color="transparent"/>
      <style:text-properties fo:language="ru" fo:country="RU" officeooo:paragraph-rsid="002cc588"/>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en" fo:country="US" officeooo:rsid="00192476" officeooo:paragraph-rsid="00192476"/>
    </style:style>
    <style:style style:name="P9" style:family="paragraph" style:parent-style-name="Standard">
      <loext:graphic-properties draw:fill="none"/>
      <style:paragraph-properties fo:margin-left="0in" fo:margin-right="0in" fo:text-indent="0.5in" style:auto-text-indent="false" fo:background-color="transparent"/>
      <style:text-properties fo:language="en" fo:country="US" officeooo:rsid="00192476" officeooo:paragraph-rsid="00192476"/>
    </style:style>
    <style:style style:name="P10" style:family="paragraph" style:parent-style-name="Standard">
      <loext:graphic-properties draw:fill="none"/>
      <style:paragraph-properties fo:margin-left="0in" fo:margin-right="0in" fo:text-indent="0.5in" style:auto-text-indent="false" fo:background-color="transparent"/>
      <style:text-properties fo:font-size="12pt" fo:language="ru" fo:country="RU" officeooo:paragraph-rsid="002cc588" style:font-size-asian="12pt" style:font-size-complex="12pt"/>
    </style:style>
    <style:style style:name="P11" style:family="paragraph" style:parent-style-name="Standard">
      <loext:graphic-properties draw:fill="none"/>
      <style:paragraph-properties fo:margin-left="0in" fo:margin-right="0in" fo:text-indent="0.5in" style:auto-text-indent="false" fo:background-color="transparent"/>
      <style:text-properties fo:font-size="12pt" fo:language="en" fo:country="US" officeooo:rsid="0031d42d" officeooo:paragraph-rsid="0031d42d" style:font-size-asian="12pt" style:font-size-complex="12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2pt" fo:language="en" fo:country="US" officeooo:paragraph-rsid="00382acb"/>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2pt" fo:language="en" fo:country="US" officeooo:rsid="0038ce35" officeooo:paragraph-rsid="0038ce35"/>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2pt" fo:language="en" fo:country="US" officeooo:rsid="0039dd10" officeooo:paragraph-rsid="0039dd10"/>
    </style:style>
    <style:style style:name="P15" style:family="paragraph" style:parent-style-name="Standard">
      <loext:graphic-properties draw:fill="none"/>
      <style:paragraph-properties fo:margin-left="0in" fo:margin-right="0in" fo:text-indent="0.5in" style:auto-text-indent="false" fo:background-color="transparent"/>
      <style:text-properties fo:font-variant="normal" fo:text-transform="none" fo:color="#000000" style:font-name="apple-system" fo:font-size="12pt" fo:letter-spacing="normal" fo:language="ru" fo:country="RU" fo:font-style="normal" fo:font-weight="normal" officeooo:paragraph-rsid="002cc588" style:font-size-asian="12pt" style:font-size-complex="12pt"/>
    </style:style>
    <style:style style:name="P16" style:family="paragraph" style:parent-style-name="Standard">
      <loext:graphic-properties draw:fill="none"/>
      <style:paragraph-properties fo:margin-left="0in" fo:margin-right="0in" fo:text-indent="0.5in" style:auto-text-indent="false" fo:background-color="transparent"/>
      <style:text-properties fo:language="ru" fo:country="RU" officeooo:rsid="002e786e" officeooo:paragraph-rsid="00310136"/>
    </style:style>
    <style:style style:name="P17" style:family="paragraph" style:parent-style-name="Standard">
      <loext:graphic-properties draw:fill="none"/>
      <style:paragraph-properties fo:margin-left="0in" fo:margin-right="0in" fo:text-indent="0.5in" style:auto-text-indent="false" fo:background-color="transparent"/>
      <style:text-properties fo:language="ru" fo:country="RU" officeooo:rsid="003ce2d9" officeooo:paragraph-rsid="003ce2d9"/>
    </style:style>
    <style:style style:name="P18" style:family="paragraph" style:parent-style-name="Standard">
      <loext:graphic-properties draw:fill="none"/>
      <style:paragraph-properties fo:margin-left="0in" fo:margin-right="0in" fo:text-indent="0in" style:auto-text-indent="false" fo:background-color="transparent"/>
      <style:text-properties fo:language="ru" fo:country="RU" officeooo:rsid="003ce2d9" officeooo:paragraph-rsid="003ce2d9"/>
    </style:style>
    <style:style style:name="T1" style:family="text">
      <style:text-properties officeooo:rsid="00195bb7"/>
    </style:style>
    <style:style style:name="T2" style:family="text">
      <style:text-properties officeooo:rsid="001ab589"/>
    </style:style>
    <style:style style:name="T3" style:family="text">
      <style:text-properties officeooo:rsid="001c6122"/>
    </style:style>
    <style:style style:name="T4" style:family="text">
      <style:text-properties officeooo:rsid="002cc588"/>
    </style:style>
    <style:style style:name="T5" style:family="text">
      <style:text-properties officeooo:rsid="002f576d"/>
    </style:style>
    <style:style style:name="T6" style:family="text">
      <style:text-properties fo:font-variant="normal" fo:text-transform="none" fo:color="#000000" style:font-name="apple-system" fo:letter-spacing="normal" fo:font-style="normal" fo:font-weight="normal"/>
    </style:style>
    <style:style style:name="T7" style:family="text">
      <style:text-properties fo:font-variant="normal" fo:text-transform="none" fo:color="#000000" style:font-name="apple-system" fo:font-size="7.09999990463257pt" fo:letter-spacing="normal" fo:font-style="normal" fo:font-weight="normal"/>
    </style:style>
    <style:style style:name="T8" style:family="text">
      <style:text-properties fo:font-variant="normal" fo:text-transform="none" fo:color="#212121" style:font-name="Liberation Serif" fo:letter-spacing="normal" fo:font-style="normal" fo:font-weight="normal" style:font-size-asian="12pt" style:font-size-complex="12pt"/>
    </style:style>
    <style:style style:name="T9" style:family="text">
      <style:text-properties fo:font-variant="normal" fo:text-transform="none" fo:color="#212121" style:font-name="Liberation Serif" fo:letter-spacing="normal" fo:font-style="normal" fo:font-weight="normal" officeooo:rsid="0038ce35" style:font-size-asian="12pt" style:font-size-complex="12pt"/>
    </style:style>
    <style:style style:name="T10" style:family="text">
      <style:text-properties fo:font-variant="normal" fo:text-transform="none" fo:color="#212121" style:font-name="Liberation Serif" fo:letter-spacing="normal" fo:font-style="normal" fo:font-weight="normal" officeooo:rsid="0039dd10" style:font-size-asian="12pt" style:font-size-complex="12pt"/>
    </style:style>
    <style:style style:name="T11" style:family="text">
      <style:text-properties fo:font-variant="normal" fo:text-transform="none" fo:color="#212121" style:font-name="Liberation Serif" fo:letter-spacing="normal" fo:font-style="normal" fo:font-weight="normal" officeooo:rsid="003b553d" style:font-size-asian="12pt" style:font-size-complex="12pt"/>
    </style:style>
    <style:style style:name="T12" style:family="text">
      <style:text-properties fo:font-variant="normal" fo:text-transform="none" fo:color="#212121" style:font-name="Liberation Serif" fo:letter-spacing="normal" fo:font-style="normal" fo:font-weight="normal" officeooo:rsid="003cbedd" style:font-size-asian="12pt" style:font-size-complex="12pt"/>
    </style:style>
    <style:style style:name="T13" style:family="text">
      <style:text-properties officeooo:rsid="0031d42d"/>
    </style:style>
    <style:style style:name="T14" style:family="text">
      <style:text-properties officeooo:rsid="0033855a"/>
    </style:style>
    <style:style style:name="T15" style:family="text">
      <style:text-properties officeooo:rsid="00382acb"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electricity</text:p>
      <text:p text:style-name="P2">Over 2,000 years ago, the Greeks discovered that amber rubbed with fur attracts light objects, such as dust or feathers. Two rubbed amber rods were found to repel each other. But the reasons for this were not understood. William Gilbert, re-reading the work of the Greeks in about 1600, was more interested in magnetism(he suggested that the Earth behaved like a gigantic magnet). He realized, however, that the attractive and repulsive forces between rubbed rods were very similar to the attractive and repulsive forces exerted by naturally occurring magnets. <text:span text:style-name="T1">Gilbert </text:span>named the new field of study «electricity», <text:s/>a <text:span text:style-name="T1">w</text:span>ord derived from the Greek word for amber.</text:p>
      <text:p text:style-name="P8">In the course of time it was found that many other substances besides amber could produce electrical effects. Otto von Guericke, in the seventeenth century made a large ball of sulfur which he could rotate with one hand and rub with the other. Apart from being able to attract small pieces of paper, it (rather unexpectedly) produced a crackle and minute sparks in the process of rubbing. F<text:span text:style-name="T1">or</text:span> the first time it was <text:span text:style-name="T1">see</text:span>n that electricity <text:span text:style-name="T1">could flow — in fact it was </text:span>thought that electricity was some kind of fluid which could be transferred from one object to another by rubbing</text:p>
      <text:p text:style-name="P8">Guericke's sulfur ball device was widely used and developed by <text:span text:style-name="T2">e</text:span>arly scientists. It was one of the first methods of producing electricity. Later it was discovered how, having made the electric «fluid», it could be stored in a Leyden <text:span text:style-name="T2">jar -</text:span> a bottle partly filled with water with a metal chain hanging down through a cork in the bottle neck. This was the forerunner of the capacitor.</text:p>
      <text:p text:style-name="P9"/>
      <text:p text:style-name="P9"/>
      <text:p text:style-name="P6">История электричества</text:p>
      <text:p text:style-name="P5">Более 2000 лет назад, греки открыли, что янтарь, при трении с мехом, <text:span text:style-name="T3">притягивает легкие объекты, такие как пыль или перья. Было обнаружено, что два потертых янтарных стержня отталкивают друг друга. Но причина этого была непонятна. Вильяма Гилберта, при перечитывании работы греков примерно в 1600м году, больше заинтересовал магнетизм (он предположил, что Земля ведет себя как гигантский магнит). Он понял, однако, что притягивающие и отталкивающие силы между натертыми стержнями были очень похожи на притягивающие и отталкивающие силы, создаваемые естественными магнитами. Гилберт назвал новое поле исследований «Электричество», слово полученное из греческого названия для янтаря.</text:span></text:p>
      <text:p text:style-name="P3">С течением времени было обнаружено, что многие другие вещества, помимо янтаря, могут создавать электрические эффекты. Отто фон Гуерик, в 17ом веке сделал большой шар из серы, который он мог вращать одной рукой и натирать другой. Помимо возможности притягивать небольшие кусочки бумаги, он (довольно неожиданно) начал производить потрескивания и мельчайшие искры в процессе трения. <text:span text:style-name="T4">Впервые было замечено, что электричество может течь - на самом деле считалось, что электричество представляет собой какую-то жидкость, которая может быть перенесена из одного объекта в другой путем трения.</text:span></text:p>
      <text:p text:style-name="P16">Устройство шарообразного прибора Гуерика широко использовался и был разработан ранними учеными. <text:span text:style-name="T5">Это был один из первых методов производства электроэнергии. Позже выяснилось, как, сделав электрическую «жидкость», ее можно было хранить в лейденской банке - бутылке, частично заполненной водой, с металлической цепочкой, свисающей вниз через пробку в горлышке бутылки. Это был предшественник конденсатора.</text:span></text:p>
      <text:p text:style-name="P16"/>
      <text:p text:style-name="P16"/>
      <text:p text:style-name="P17">Particle — частица</text:p>
      <text:p text:style-name="P18"><text:tab/>проводники, изоляторы</text:p>
      <text:p text:style-name="P18">схема, цепь</text:p>
      <text:p text:style-name="P18">обеспечивать — to provide</text:p>
      <text:p text:style-name="P18">сопротивление -</text:p>
      <text:p text:style-name="P18">ток - </text:p>
      <text:p text:style-name="P18">шнур - cuod</text:p>
      <text:p text:style-name="P17"><text:soft-page-break/>электрический прибор — electric eppleance</text:p>
      <text:p text:style-name="P17">провод — wire</text:p>
      <text:p text:style-name="P17">напряжение — voltage</text:p>
      <text:p text:style-name="P17">давление - pressure</text:p>
      <text:p text:style-name="P17">antractive and reposiv forcecs — сила притяжения и отталкивания</text:p>
      <text:p text:style-name="P17">конденсвтор — capasiter</text:p>
      <text:p text:style-name="P17">зараяд — charged</text:p>
      <text:p text:style-name="P17">химические соединения — chemical compouns</text:p>
      <text:p text:style-name="P17">точный — presices</text:p>
      <text:p text:style-name="P17">измерение — megement</text:p>
      <text:p text:style-name="P17">точная наука — exect science</text:p>
      <text:p text:style-name="P17">катушка — coil</text:p>
      <text:p text:style-name="P17">световая лампа — light boulb</text:p>
      <text:p text:style-name="P17">передавать — transmit</text:p>
      <text:p text:style-name="P17"/>
      <text:p text:style-name="P17"/>
      <text:p text:style-name="P17"/>
      <text:p text:style-name="P17"/>
      <text:p text:style-name="P17"/>
      <text:p text:style-name="P17"/>
      <text:p text:style-name="P17"/>
      <text:p text:style-name="P17"/>
      <text:p text:style-name="P17"/>
      <text:p text:style-name="P18"><text:span text:style-name="T7">particle – частица</text:span><text:line-break/><text:span text:style-name="T7">conductors/insulators – изоляторы и проводники</text:span><text:line-break/><text:span text:style-name="T7">socket – схема/цепь</text:span><text:line-break/><text:span text:style-name="T7">to provide – обеспечивать/снабжать</text:span><text:line-break/><text:span text:style-name="T7">resistance – сопротивление</text:span><text:line-break/><text:span text:style-name="T7">current – ток</text:span><text:line-break/><text:span text:style-name="T7">cord - шнур</text:span><text:line-break/><text:span text:style-name="T7">electric appliance – электрический прибор</text:span><text:line-break/><text:span text:style-name="T7">wire – провод</text:span><text:line-break/><text:span text:style-name="T7">voltage – напряжение</text:span><text:line-break/><text:span text:style-name="T7">pressure – давление</text:span><text:line-break/><text:line-break/><text:span text:style-name="T7">attractive and reposlive – сила притяжения и отталкивания</text:span><text:line-break/><text:span text:style-name="T7">capacitor – конденсатор</text:span><text:line-break/><text:span text:style-name="T7">charge – зарят</text:span><text:line-break/><text:span text:style-name="T7">chemical compounds – химические соединения</text:span><text:line-break/><text:span text:style-name="T7">precise – точный</text:span><text:line-break/><text:span text:style-name="T7">measurement – измерение</text:span><text:line-break/><text:span text:style-name="T7">exact science – точная наука</text:span><text:line-break/><text:span text:style-name="T7">coil – катушка</text:span><text:line-break/><text:span text:style-name="T7">light bulb – световая лампочка</text:span><text:line-break/><text:span text:style-name="T7">transmit – передавать</text:span></text:p>
      <text:p text:style-name="P7"/>
      <text:p text:style-name="P7"/>
      <text:p text:style-name="P7"/>
      <text:p text:style-name="P7"/>
      <text:p text:style-name="P7"/>
      <text:p text:style-name="P7"/>
      <text:p text:style-name="P7"/>
      <text:p text:style-name="P10"><text:span text:style-name="T6">1. Introducing. Electricity is really integrated in our life. We can’t live without electricity. </text:span><text:line-break/><text:span text:style-name="T6">2. Main. Historical. Brief of historical people. Physics of electricity. What is the basis of electricity? Problems of generating of electricity cuz it associated with ecological problems. Transmit of Electricity. ways of transmitting without losses. its very expensive. </text:span><text:line-break/><text:span text:style-name="T6">3. Conclusion</text:span></text:p>
      <text:p text:style-name="P15"/>
      <text:p text:style-name="P15"/>
      <text:p text:style-name="P15"><text:soft-page-break/></text:p>
      <text:p text:style-name="P11">Electricity is really integrated in our life. We can not imagine our modern live without it. </text:p>
      <text:p text:style-name="P4">Over 2,000 years ago, the Greeks discovered that amber rubbed with fur <text:span text:style-name="T13">have some unknown force. But nobody know how it is work. <text:s/>In 16 century Gilbert </text:span>named the new field of study «electricity». <text:span text:style-name="T14">A word, that Greeks used for amber. Gilbert, Faraday, Volta, Francklin, Galvany, Hertz, Tesla, Edison – all they make electricity enabled for daily using. </text:span></text:p>
      <text:p text:style-name="P12"><text:span text:style-name="T15">Now we know, that electricity, <text:s/>in fact, is </text:span><text:bookmark text:name="tw-target-text"/><text:span text:style-name="T8">ordered motion of charged particles. </text:span><text:span text:style-name="T9">Electricity flows easily throw certain kinds of materials, named conductors. </text:span></text:p>
      <text:p text:style-name="P13"><text:span text:style-name="T8">We can transmit electricity for a long distances by wire. But to produce the electricity we must burn coil</text:span><text:span text:style-name="T11">, gas</text:span><text:span text:style-name="T8"> or oil or split an atom, </text:span><text:span text:style-name="T10">that makes ecological damage.</text:span></text:p>
      <text:p text:style-name="P14"><text:span text:style-name="T10">I </text:span><text:span text:style-name="T12">beleave</text:span><text:span text:style-name="T8">, that people will discover new ways of producing, transmitting and using electricity, that will be cheaper, safer and more harmless for people and 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Open Sans',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0:48:32.731822619</meta:creation-date>
    <dc:date>2017-11-24T11:20:53.878361936</dc:date>
    <meta:editing-duration>PT1H8M38S</meta:editing-duration>
    <meta:editing-cycles>25</meta:editing-cycles>
    <meta:generator>LibreOffice/5.1.6.2$Linux_X86_64 LibreOffice_project/10m0$Build-2</meta:generator>
    <meta:document-statistic meta:table-count="0" meta:image-count="0" meta:object-count="0" meta:page-count="3" meta:paragraph-count="36" meta:word-count="828" meta:character-count="5664" meta:non-whitespace-character-count="4824"/>
  </office:meta>
</office:document-meta>
</file>